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tyle="italic" style:font-style-asian="italic"/>
    </style:style>
    <style:style style:name="P10" style:family="paragraph" style:parent-style-name="Standard">
      <style:text-properties style:font-name="Ari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style:snap-to-layout-grid="false"/>
      <style:text-properties fo:color="#ffffff" style:font-name="Arial" fo:font-weight="bold" style:font-weight-asian="bold"/>
    </style:style>
    <style:style style:name="P13" style:family="paragraph" style:parent-style-name="Standard">
      <style:text-properties fo:font-style="normal" style:font-style-asian="normal" style:font-style-complex="normal"/>
    </style:style>
    <style:style style:name="P14" style:family="paragraph" style:parent-style-name="Normal_20_Cour">
      <style:text-properties style:font-name="Times New Roman"/>
    </style:style>
    <style:style style:name="P15" style:family="paragraph" style:parent-style-name="Standard" style:list-style-name="WW8Num192"/>
    <style:style style:name="P16" style:family="paragraph" style:parent-style-name="Standard" style:list-style-name="WW8Num95"/>
    <style:style style:name="P17" style:family="paragraph" style:parent-style-name="Standard" style:list-style-name="WW8Num9"/>
    <style:style style:name="P18" style:family="paragraph" style:parent-style-name="Standard" style:list-style-name="WW8Num180"/>
    <style:style style:name="P19" style:family="paragraph" style:parent-style-name="Standard" style:list-style-name="WW8Num192">
      <style:text-properties style:language-asian="zh" style:country-asian="CN"/>
    </style:style>
    <style:style style:name="P20" style:family="paragraph" style:parent-style-name="Heading_20_1">
      <style:paragraph-properties fo:break-before="page"/>
    </style:style>
    <style:style style:name="T1" style:family="text">
      <style:text-properties style:language-asian="zh" style:country-asian="CN"/>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8">Version 1.0</text:p>
      <text:p text:style-name="P8">July 28, 2010</text:p>
      <text:p text:style-name="P8"/>
      <text:p text:style-name="P8"/>
      <text:p text:style-name="P8"/>
      <text:p text:style-name="P8"/>
      <text:p text:style-name="P8"/>
      <text:p text:style-name="P9"/>
      <text:h text:style-name="P20"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20" text:outline-level="1">Introduction</text:h>
      <text:h text:style-name="Heading_20_2" text:outline-level="2">Overview</text:h>
      <text:p text:style-name="P10">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0"><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2">Document</text:p>
          </table:table-cell>
          <table:table-cell table:style-name="表格2.B1" office:value-type="string">
            <text:p text:style-name="P12">Description</text:p>
          </table:table-cell>
        </table:table-row>
        <table:table-row table:style-name="表格2.1">
          <table:table-cell table:style-name="表格2.A2" office:value-type="string">
            <text:p text:style-name="P11">BRMS 5.1 Test Plan</text:p>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3"/>
      <text:p text:style-name="P13">Client: Windows/Linux, IE, Firefox. </text:p>
      <text:p text:style-name="P13"/>
      <text:p text:style-name="Standard"/>
      <text:p text:style-name="Normal_20_Cour"/>
      <text:p text:style-name="P1"/>
      <text:h text:style-name="Heading_20_1" text:outline-level="1">Test Outline</text:h>
      <text:list xml:id="list38510273" text:style-name="WW8Num192">
        <text:list-item>
          <text:p text:style-name="P15">Installation, initial configuration. </text:p>
        </text:list-item>
      </text:list>
      <text:list xml:id="list38497517" text:style-name="WW8Num95">
        <text:list-item>
          <text:p text:style-name="P16">Documentation is current, accurate and complete</text:p>
        </text:list-item>
      </text:list>
      <text:list xml:id="list38492691" text:style-name="WW8Num9">
        <text:list-item>
          <text:list>
            <text:list-item>
              <text:p text:style-name="P17">All documentation files are present</text:p>
            </text:list-item>
            <text:list-item>
              <text:p text:style-name="P17">Release notes are current</text:p>
            </text:list-item>
            <text:list-item>
              <text:p text:style-name="P17">Version number is correct</text:p>
            </text:list-item>
          </text:list>
        </text:list-item>
      </text:list>
      <text:list xml:id="list42387953" text:continue-list="list38497517" text:style-name="WW8Num95">
        <text:list-item>
          <text:p text:style-name="P16">Install is available for download</text:p>
        </text:list-item>
        <text:list-item>
          <text:p text:style-name="P16">Downloaded drools-guvnor.war are installed into server container without errors. No error message on server's console, no error message in server's log file. </text:p>
        </text:list-item>
        <text:list-item>
          <text:p text:style-name="P16">Log in without input user name and password, verify this works. </text:p>
        </text:list-item>
        <text:list-item>
          <text:p text:style-name="P16">Verify “Samples” are installed correctly. </text:p>
        </text:list-item>
        <text:list-item>
          <text:p text:style-name="P16">Click “About”, verify the version number. </text:p>
        </text:list-item>
        <text:list-item>
          <text:p text:style-name="P16">Export a Guvnor dump from an older version Guvnor, import the dump into Guvnor, verify it works. </text:p>
          <text:p text:style-name="P16"/>
        </text:list-item>
      </text:list>
      <text:list xml:id="list42382070" text:continue-list="list38510273" text:style-name="WW8Num192">
        <text:list-item>
          <text:p text:style-name="P15">Authentication, role based authorization.</text:p>
        </text:list-item>
      </text:list>
      <text:list xml:id="list38521857" text:style-name="WW8Num180">
        <text:list-item>
          <text:p text:style-name="P18">Configure Guvnor to use JAAS. </text:p>
        </text:list-item>
        <text:list-item>
          <text:p text:style-name="P18">Log in with incorrect user name and password, verify it does not work. Log in with configured user name and password, verify it works. </text:p>
        </text:list-item>
        <text:list-item>
          <text:p text:style-name="P18">Give one user Administrator permission. </text:p>
        </text:list-item>
        <text:list-item>
          <text:p text:style-name="P18">Configure Guvnor to enable role based authorization. Log out. </text:p>
        </text:list-item>
        <text:list-item>
          <text:p text:style-name="P18">Log in with a user name who has <text:s/>Administrator permission. Create users with package admin permission, package readonly permission, category analyst permission. </text:p>
        </text:list-item>
        <text:list-item>
          <text:p text:style-name="P18">Log in with users created above respectively, verify their permission. </text:p>
          <text:p text:style-name="P18"/>
        </text:list-item>
      </text:list>
      <text:list xml:id="list42398666" text:continue-list="list42382070" text:style-name="WW8Num192">
        <text:list-item>
          <text:p text:style-name="P15">InBox.</text:p>
          <text:list>
            <text:list-item>
              <text:p text:style-name="P19">Log in , edit an asset, open “Inbox - &gt; Recently Opened” and “Inbox - &gt; Recently Edited”, verify that the asset appears under those two boxes. </text:p>
            </text:list-item>
            <text:list-item>
              <text:p text:style-name="P19">Log in as user A, edit an asset. Log out then log in as user B. Edit the same asset as user A just edited. Log out and log in as user A again, verify the asset appears under “Inbox - &gt; Incoming changes”. </text:p>
            </text:list-item>
          </text:list>
          <text:p text:style-name="P19"/>
        </text:list-item>
        <text:list-item>
          <text:p text:style-name="P15"><text:span text:style-name="T1">Find</text:span>.</text:p>
          <text:list>
            <text:list-item>
              <text:p text:style-name="P15"><text:span text:style-name="T1">Name search: input “Pricing” in the search box,verify the result returns two assets: “</text:span>Pricing low end” <text:span text:style-name="T1">and “Pricing loans ”</text:span></text:p>
            </text:list-item>
            <text:list-item>
              <text:p text:style-name="P15"><text:span text:style-name="T1">Text search: TODO</text:span></text:p>
            </text:list-item>
            <text:list-item>
              <text:p text:style-name="P15"><text:span text:style-name="T1">Attribute search: </text:span></text:p>
              <text:p text:style-name="P15"/>
            </text:list-item>
          </text:list>
        </text:list-item>
        <text:list-item>
          <text:p text:style-name="P15"><text:span text:style-name="T1">REST interface</text:span> and RSS Feed. </text:p>
          <text:list>
            <text:list-item>
              <text:p text:style-name="P19">Open package editor: “Knowledge bases - &gt; packages - &gt; mortgages”, verify all URLs actually work.</text:p>
            </text:list-item>
            <text:list-item>
              <text:p text:style-name="P19">Open package editor: “Knowledge bases - &gt; packages - &gt; mortgages”, scroll down to the “Version history” section, click the “Version feed”, verify it works. <text:s/></text:p>
            </text:list-item>
            <text:list-item>
              <text:p text:style-name="P19">Open “Knowledge bases - &gt; packages - &gt; mortgages - &gt; Business rule assets”, click the RSS Feed icon, verify it works. </text:p>
            </text:list-item>
            <text:list-item>
              <text:p text:style-name="P19">Open an asset, click the RSS Feed icon under the Discussion section, verify it works. </text:p>
            </text:list-item>
            <text:list-item>
              <text:p text:style-name="P19"><text:soft-page-break/>Open an asset, in “Attribute” tab view, scroll down to the “Version history” section, click the “Version feed”, verify it works. <text:s/></text:p>
              <text:p text:style-name="P19"/>
              <text:p text:style-name="P15"/>
            </text:list-item>
          </text:list>
        </text:list-item>
        <text:list-item>
          <text:p text:style-name="P15">Global area</text:p>
          <text:list>
            <text:list-item>
              <text:p text:style-name="P15">Use “Promote to Global” to promote an asset from package to Global area. Verify <text:span text:style-name="T1">that </text:span>the asset now belongs to Global area. </text:p>
            </text:list-item>
            <text:list-item>
              <text:p text:style-name="P15">Open asset in Global area, verify its “Promote to Global” menu is disabled. </text:p>
            </text:list-item>
            <text:list-item>
              <text:p text:style-name="P19">Create an asset in Global area. Then create a new asset in a package which is imported from the asset in Global area. Build the package, verify everything works. </text:p>
              <text:p text:style-name="P15"/>
            </text:list-item>
          </text:list>
        </text:list-item>
      </text:list>
      <text:p text:style-name="Standard"/>
      <text:list xml:id="list42403608" text:continue-numbering="true" text:style-name="WW8Num192">
        <text:list-item>
          <text:p text:style-name="P19">Package editor</text:p>
          <text:list>
            <text:list-item>
              <text:p text:style-name="P19">Open package editor: “Knowledge bases - &gt; packages - &gt; mortgages”, click the “Attribute” tab, verify there are three sections displayed: Metadata, Version history and Description.</text:p>
            </text:list-item>
            <text:list-item>
              <text:p text:style-name="P19">Verify you can edit the text in the description text box. </text:p>
            </text:list-item>
            <text:list-item>
              <text:p text:style-name="P15"><text:span text:style-name="T1">Refresh: Click “Save changes” menu. Verify “</text:span>Last modified” <text:span text:style-name="T1">attribute is refreshed after save. Verify “Current version number” is refreshed after save.</text:span></text:p>
            </text:list-item>
            <text:list-item>
              <text:p text:style-name="P19">Verify all menus work.</text:p>
            </text:list-item>
            <text:list-item>
              <text:p text:style-name="P19">Verify “Built-in” selector works. </text:p>
            </text:list-item>
            <text:list-item>
              <text:p text:style-name="P19">Verify version history: TODO.</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ervis Liu</meta:initial-creator>
    <meta:creation-date>2010-07-28T17:49:34</meta:creation-date>
    <dc:creator>JLIU </dc:creator>
    <dc:date>2011-04-21T22:27:04.97</dc:date>
    <meta:editing-cycles>10</meta:editing-cycles>
    <meta:editing-duration>PT4H54M47S</meta:editing-duration>
    <meta:document-statistic meta:table-count="2" meta:image-count="0" meta:object-count="0" meta:page-count="6" meta:paragraph-count="96" meta:word-count="790" meta:character-count="4567"/>
    <meta:user-defined meta:name="Info 1"/>
    <meta:user-defined meta:name="Info 2"/>
    <meta:user-defined meta:name="Info 3"/>
    <meta:user-defined meta:name="Info 4"/>
  </office:meta>
</office:document-meta>
</file>